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4.534cm"/>
    </style:style>
    <style:style style:name="pr9" style:family="presentation" style:parent-style-name="oranssi-subtitle">
      <style:graphic-properties draw:fill="solid" draw:fill-color="#ffffff" draw:auto-grow-height="true" fo:min-height="19.544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outline1">
      <style:graphic-properties fo:min-height="14.503cm"/>
    </style:style>
    <style:style style:name="pr12" style:family="presentation" style:parent-style-name="oranssi-outline1">
      <style:graphic-properties fo:min-height="13.917cm"/>
    </style:style>
    <style:style style:name="pr13" style:family="presentation" style:parent-style-name="oranssi-subtitle">
      <style:graphic-properties draw:fill="solid" draw:fill-color="#ffffff" draw:auto-grow-height="true" fo:min-height="8.108cm"/>
    </style:style>
    <style:style style:name="pr14" style:family="presentation" style:parent-style-name="oranssi-subtitle">
      <style:graphic-properties draw:fill="solid" draw:fill-color="#ffffff" draw:auto-grow-height="true" fo:min-height="18.063cm"/>
    </style:style>
    <style:style style:name="pr15" style:family="presentation" style:parent-style-name="oranssi-outline1">
      <style:graphic-properties fo:min-height="14.14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24pt" style:font-size-asian="24pt" style:font-size-complex="24pt"/>
    </style:style>
    <style:style style:name="P10" style:family="paragraph">
      <style:paragraph-properties fo:margin-left="0.254cm" fo:margin-right="0.254cm" fo:margin-top="0cm" fo:margin-bottom="0cm" fo:text-align="start" fo:text-indent="0cm"/>
      <style:text-properties fo:font-size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8pt" style:font-size-asian="28pt" style:font-size-complex="28pt"/>
    </style:style>
    <style:style style:name="T8" style:family="text">
      <style:text-properties style:font-name="FreeMono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FreeMono" fo:font-style="italic" style:font-style-asian="italic" style:font-style-complex="italic"/>
    </style:style>
    <style:style style:name="T11" style:family="text">
      <style:text-properties style:font-name="FreeMono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FreeMono" fo:font-size="20pt" style:font-size-asian="20pt" style:font-size-complex="20pt"/>
    </style:style>
    <style:style style:name="T18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FreeMono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font-name="FreeMono" fo:font-size="26pt" style:font-size-asian="26pt" style:font-size-complex="26pt"/>
    </style:style>
    <style:style style:name="T24" style:family="text">
      <style:text-properties style:font-name="FreeMono" fo:font-size="24pt" style:font-size-asian="24pt" style:font-size-complex="24pt"/>
    </style:style>
    <style:style style:name="T25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30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os Compost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“Natureza” ou “Classificação” de um dado</text:p>
              </text:list-item>
              <text:list-item>
                <text:p xml:id="id2" text:id="id2">Número, Texto (string), Booleano</text:p>
                <text:list>
                  <text:list-item>
                    <text:p xml:id="id3" text:id="id3">Número real, inteiro, inteiro de 1 byte, …</text:p>
                  </text:list-item>
                </text:list>
                <text:p><text:span text:style-name="T7"/></text:p>
              </text:list-item>
              <text:list-item>
                <text:p xml:id="id4" text:id="id4"><text:span text:style-name="T7">v=100 ; type(v)</text:span></text:p>
              </text:list-item>
              <text:list-item>
                <text:p xml:id="id5" text:id="id5"><text:span text:style-name="T7">v=100.0 ; type(v)</text:span></text:p>
              </text:list-item>
              <text:list-item>
                <text:p xml:id="id6" text:id="id6"><text:span text:style-name="T7">int v = 100;</text:span></text:p>
              </text:list-item>
              <text:list-item>
                <text:p xml:id="id7" text:id="id7"><text:span text:style-name="T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" text:id="id8">Recusar operações inválidas</text:p>
              </text:list-item>
              <text:list-item>
                <text:p xml:id="id9" text:id="id9">Documentar o código</text:p>
              </text:list-item>
              <text:list-item>
                <text:p xml:id="id10" text:id="id10">Especializar por tamanho</text:p>
              </text:list-item>
              <text:list-item>
                <text:p xml:id="id11" text:id="id11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“Básicos”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" text:id="id12">Numéricos: <text:span text:style-name="T8">char</text:span>, <text:span text:style-name="T8">short</text:span>, <text:span text:style-name="T8">int</text:span>, <text:span text:style-name="T8">float</text:span>, <text:span text:style-name="T9">etc</text:span>.</text:p>
              </text:list-item>
              <text:list-item>
                <text:p xml:id="id13" text:id="id13">Ponteiros: <text:span text:style-name="T10">tipo</text:span><text:span text:style-name="T11">*</text:span></text:p>
              </text:list-item>
              <text:list-item>
                <text:p xml:id="id14" text:id="id14">Vetores/Arrays: <text:span text:style-name="T10">tipo</text:span><text:span text:style-name="T11">[</text:span><text:span text:style-name="T10">n</text:span><text:span text:style-name="T11">]</text:span></text:p>
                <text:p><text:span text:style-name="T11"/></text:p>
              </text:list-item>
              <text:list-item>
                <text:p xml:id="id15" text:id="id15"><text:span text:style-name="T8">int</text:span><text:span text:style-name="T11"> x;</text:span></text:p>
                <text:p xml:id="id16" text:id="id16"><text:span text:style-name="T8">int</text:span><text:span text:style-name="T11"> xs[10];</text:span></text:p>
                <text:p xml:id="id17" text:id="id17"><text:span text:style-name="T8">int</text:span><text:span text:style-name="T11">* p = xs;</text:span></text:p>
                <text:p xml:id="id18" text:id="id18"><text:span text:style-name="T11">*(p+3)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structs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8" draw:layer="layout" svg:width="25.199cm" svg:height="14.534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9">Record,</text:span> Registro, <text:span text:style-name="T9">Product Type</text:span></text:p>
              </text:list-item>
              <text:list-item>
                <text:p xml:id="id20" text:id="id20">Construtor de tipos novos</text:p>
                <text:list>
                  <text:list-item>
                    <text:p xml:id="id21" text:id="id21">construtor <text:span text:style-name="T12">E</text:span></text:p>
                  </text:list-item>
                  <text:list-item>
                    <text:p xml:id="id22" text:id="id22"><text:span text:style-name="T13">campo1 (de tipo1)</text:span><text:span text:style-name="T14"> </text:span><text:span text:style-name="T15">E</text:span><text:span text:style-name="T14"> </text:span><text:span text:style-name="T13">campo2 (de tipo2)</text:span><text:span text:style-name="T14"> </text:span><text:span text:style-name="T15">E</text:span><text:span text:style-name="T14"> </text:span><text:span text:style-name="T13">...</text:span></text:p>
                  </text:list-item>
                </text:list>
              </text:list-item>
              <text:list-item>
                <text:p xml:id="id23" text:id="id23">Exemplo:</text:p>
                <text:list>
                  <text:list-item>
                    <text:p xml:id="id24" text:id="id24"><text:span text:style-name="T16">Um </text:span><text:span text:style-name="T7">Personagem</text:span><text:span text:style-name="T16"> é representado por um tipo composto por</text:span></text:p>
                    <text:p xml:id="id25" text:id="id25"><text:span text:style-name="T17">forca(int) </text:span><text:span text:style-name="T18">E</text:span><text:span text:style-name="T17"> energia(int) </text:span><text:span text:style-name="T18">E </text:span><text:span text:style-name="T19">experiencia(in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9" draw:text-style-name="P7" draw:layer="layout" svg:width="20.101cm" svg:height="19.544cm" svg:x="1.066cm" svg:y="0.989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int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1">p1.forca <text:s text:c="6"/>= 10;</text:span></text:p>
            <text:p text:style-name="P6"><text:span text:style-name="T21"><text:s text:c="4"/></text:span><text:span text:style-name="T21">p1.energia <text:s text:c="4"/>= 100;</text:span></text:p>
            <text:p text:style-name="P6"><text:span text:style-name="T21"><text:s text:c="4"/></text:span><text:span text:style-name="T21">p1.experiencia = 0;</text:span></text:p>
            <text:p text:style-name="P6"><text:span text:style-name="T22"/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><text:s text:c="4"/></text:span><text:span text:style-name="T21">p2.forca <text:s text:c="6"/>= 13;</text:span></text:p>
            <text:p text:style-name="P6"><text:span text:style-name="T21"><text:s text:c="4"/></text:span><text:span text:style-name="T21">p2.energia <text:s text:c="4"/>= 150;</text:span></text:p>
            <text:p text:style-name="P6"><text:span text:style-name="T21"><text:s text:c="4"/></text:span><text:span text:style-name="T21">p2.experiencia = 200;</text:span></text:p>
            <text:p text:style-name="P6"><text:span text:style-name="T22"/></text:p>
            <text:p text:style-name="P6"><text:span text:style-name="T21"><text:s text:c="4"/></text:span><text:span text:style-name="T20">printf</text:span><text:span text:style-name="T21">(“&gt; %d %d\n”, p1.forca, p2.forca);</text:span></text:p>
            <text:p text:style-name="P6"><text:span text:style-name="T22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1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26" text:id="id26">Crie uma <text:span text:style-name="T11">struct</text:span> qualquer relacionada ao seu projeto.</text:p>
                <text:list>
                  <text:list-item>
                    <text:p xml:id="id27" text:id="id27">Seja criativo!</text:p>
                  </text:list-item>
                </text:list>
              </text:list-item>
              <text:list-item>
                <text:p xml:id="id28" text:id="id28">Crie uma função <text:span text:style-name="T11">preenche</text:span> que recebe um ponteiro para o novo tipo criado e leia os campos para a variável passada, ex.:</text:p>
                <text:list>
                  <text:list-item>
                    <text:p xml:id="id29" text:id="id29"><text:span text:style-name="T8">struct</text:span><text:span text:style-name="T11"> T t;</text:span></text:p>
                    <text:p xml:id="id30" text:id="id30"><text:span text:style-name="T11">preenche(&amp;t);</text:span></text:p>
                    <text:p xml:id="id31" text:id="id31"><text:span text:style-name="T8">printf</text:span><text:span text:style-name="T11">(“A=%d, B=%d\n”, t.a, t.b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2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Crie uma <text:span text:style-name="T11">struct</text:span> que contenha outra <text:span text:style-name="T11">struct</text:span>.</text:p>
                <text:list>
                  <text:list-item>
                    <text:p xml:id="id33" text:id="id33">Seja criativo!</text:p>
                  </text:list-item>
                </text:list>
              </text:list-item>
              <text:list-item>
                <text:p xml:id="id34" text:id="id34">Crie uma função <text:span text:style-name="T11">preenche2</text:span> que recebe um ponteiro para o novo tipo criado e leia os campos para a variável passada.</text:p>
                <text:list>
                  <text:list-item>
                    <text:p xml:id="id35" text:id="id35">A função deve usar a <text:span text:style-name="T11">preenche</text:span> do exercício anterior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3</text:p>
          </draw:text-box>
        </draw:frame>
        <draw:frame presentation:style-name="pr11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23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23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4</text:p>
          </draw:text-box>
        </draw:frame>
        <draw:frame presentation:style-name="pr12" draw:layer="layout" svg:width="25.199cm" svg:height="13.917cm" svg:x="1.4cm" svg:y="4.914cm" presentation:class="outline" presentation:user-transformed="true">
          <draw:text-box>
            <text:list text:style-name="L2">
              <text:list-item>
                <text:p>Um jogo possui 10 personagens, cada um com as seguintes características:</text:p>
                <text:list>
                  <text:list-item>
                    <text:p>Um número que representa a sua “identidade”</text:p>
                  </text:list-item>
                  <text:list-item>
                    <text:p>Um posição (x,y) no espaço bi-dimensional</text:p>
                  </text:list-item>
                  <text:list-item>
                    <text:p>Uma quantidade de pontuação (inicialmente 0)</text:p>
                  </text:list-item>
                </text:list>
              </text:list-item>
              <text:list-item>
                <text:p>Crie uma <text:span text:style-name="T24">struct</text:span> para representar um personagem</text:p>
                <text:list>
                  <text:list-item>
                    <text:p>A posição também deve ser uma <text:span text:style-name="T24">struct</text:span></text:p>
                  </text:list-item>
                </text:list>
              </text:list-item>
              <text:list-item>
                <text:p>Crie um vetor com 10 personage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4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e uma função que leia um personagem</text:p>
                <text:list>
                  <text:list-item>
                    <text:p>A função deve usar uma função que lê a posição</text:p>
                  </text:list-item>
                </text:list>
              </text:list-item>
              <text:list-item>
                <text:p>Crie um loop para ler todos os 10 personagens</text:p>
              </text:list-item>
              <text:list-item>
                <text:p>Desenhe um mapa do jogo, e.x.:</text:p>
                <text:list>
                  <text:list-item>
                    <text:p>Use funções auxiliares!</text:p>
                  </text:list-item>
                </text:list>
              </text:list-item>
            </text:list>
          </draw:text-box>
        </draw:frame>
        <draw:frame presentation:style-name="pr13" draw:text-style-name="P9" draw:layer="layout" svg:width="8.977cm" svg:height="8.108cm" svg:x="18.183cm" svg:y="12.42cm">
          <draw:text-box>
            <text:p text:style-name="P6"><text:span text:style-name="T25"><text:s text:c="3"/></text:span><text:span text:style-name="T25">0 1 2 3 4 5 6 7 8 9</text:span></text:p>
            <text:p text:style-name="P6"><text:span text:style-name="T25"/></text:p>
            <text:p text:style-name="P6"><text:span text:style-name="T25">0 <text:s text:c="9"/>8</text:span></text:p>
            <text:p text:style-name="P6"><text:span text:style-name="T25">1 <text:s text:c="3"/>0</text:span></text:p>
            <text:p text:style-name="P6"><text:span text:style-name="T25">2 </text:span></text:p>
            <text:p text:style-name="P6"><text:span text:style-name="T25">3 <text:s text:c="13"/>3</text:span></text:p>
            <text:p text:style-name="P6"><text:span text:style-name="T25">4 </text:span></text:p>
            <text:p text:style-name="P6"><text:span text:style-name="T25">5 <text:s text:c="17"/>7</text:span></text:p>
            <text:p text:style-name="P6"><text:span text:style-name="T25">6 <text:s text:c="5"/>2</text:span></text:p>
            <text:p text:style-name="P6"><text:span text:style-name="T25">7 </text:span></text:p>
            <text:p text:style-name="P6"><text:span text:style-name="T25">8 <text:s text:c="9"/>9</text:span></text:p>
            <text:p text:style-name="P6"><text:span text:style-name="T25">9 <text:s text:c="17"/>5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4" draw:text-style-name="P7" draw:layer="layout" svg:width="21.225cm" svg:height="18.063cm" svg:x="1.066cm" svg:y="1.724cm">
          <draw:text-box>
            <text:p text:style-name="P10"><text:span text:style-name="T21">#</text:span><text:span text:style-name="T20">include</text:span><text:span text:style-name="T21"> &lt;stdio.h&gt;</text:span></text:p>
            <text:p text:style-name="P10"><text:span text:style-name="T21">#</text:span><text:span text:style-name="T20">include</text:span><text:span text:style-name="T21"> &lt;string.h&gt;</text:span></text:p>
            <text:p text:style-name="P10"><text:span text:style-name="T21"/></text:p>
            <text:p text:style-name="P10"><text:span text:style-name="T20">struct</text:span><text:span text:style-name="T21"> Personagem {</text:span></text:p>
            <text:p text:style-name="P10"><text:span text:style-name="T21"><text:s text:c="4"/></text:span><text:span text:style-name="T20">char</text:span><text:span text:style-name="T21"> nome[20];</text:span></text:p>
            <text:p text:style-name="P10"><text:span text:style-name="T21"><text:s text:c="4"/></text:span><text:span text:style-name="T20">int</text:span><text:span text:style-name="T21"> <text:s/>forca;</text:span></text:p>
            <text:p text:style-name="P10"><text:span text:style-name="T21"><text:s text:c="4"/></text:span><text:span text:style-name="T20">int</text:span><text:span text:style-name="T21"> <text:s/>energia;</text:span></text:p>
            <text:p text:style-name="P10"><text:span text:style-name="T21"><text:s text:c="4"/></text:span><text:span text:style-name="T20">int</text:span><text:span text:style-name="T21"> <text:s/>experiencia;</text:span></text:p>
            <text:p text:style-name="P10"><text:span text:style-name="T21">};</text:span></text:p>
            <text:p text:style-name="P10"><text:span text:style-name="T21"/></text:p>
            <text:p text:style-name="P10"><text:span text:style-name="T20">int</text:span><text:span text:style-name="T21"> main (void) {</text:span></text:p>
            <text:p text:style-name="P10"><text:span text:style-name="T21"><text:s text:c="4"/></text:span><text:span text:style-name="T20">struct</text:span><text:span text:style-name="T21"> Personagem p1;</text:span></text:p>
            <text:p text:style-name="P10"><text:span text:style-name="T21"><text:s text:c="4"/></text:span><text:span text:style-name="T20">struct</text:span><text:span text:style-name="T21"> Personagem p2;</text:span></text:p>
            <text:p text:style-name="P10"><text:span text:style-name="T21"/></text:p>
            <text:p text:style-name="P10"><text:span text:style-name="T21"><text:s text:c="4"/></text:span><text:span text:style-name="T20">printf</text:span><text:span text:style-name="T21">("Nome: ");</text:span></text:p>
            <text:p text:style-name="P10"><text:span text:style-name="T21"><text:s text:c="4"/></text:span><text:span text:style-name="T20">scanf</text:span><text:span text:style-name="T21">("%s", p1.nome);</text:span></text:p>
            <text:p text:style-name="P10"><text:span text:style-name="T21"><text:s text:c="4"/></text:span><text:span text:style-name="T20">strncpy</text:span><text:span text:style-name="T21">(p2.nome, p1.nome, strlen(p1.nome));</text:span></text:p>
            <text:p text:style-name="P10"><text:span text:style-name="T21"/></text:p>
            <text:p text:style-name="P10"><text:span text:style-name="T21"><text:s text:c="4"/></text:span><text:span text:style-name="T20">printf</text:span><text:span text:style-name="T21">("&gt; %s %s\n", p1.nome, p2.nome);</text:span></text:p>
            <text:p text:style-name="P10"><text:span text:style-name="T21"/></text:p>
            <text:p text:style-name="P10"><text:span text:style-name="T21"><text:s text:c="4"/></text:span><text:span text:style-name="T20">return</text:span><text:span text:style-name="T21"> 0;</text:span></text:p>
            <text:p text:style-name="P10"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unions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36" text:id="id36">União, Variante, <text:span text:style-name="T9">Sum Type</text:span></text:p>
              </text:list-item>
              <text:list-item>
                <text:p xml:id="id37" text:id="id37">Construtor de tipos novos</text:p>
                <text:list>
                  <text:list-item>
                    <text:p xml:id="id38" text:id="id38">construtor <text:span text:style-name="T12">OU</text:span></text:p>
                  </text:list-item>
                  <text:list-item>
                    <text:p xml:id="id39" text:id="id39"><text:span text:style-name="T13">campo1 (de tipo1)</text:span><text:span text:style-name="T14"> </text:span><text:span text:style-name="T15">OU</text:span><text:span text:style-name="T14"> </text:span><text:span text:style-name="T13">campo2 (de tipo2) </text:span><text:span text:style-name="T26">OU </text:span><text:span text:style-name="T13">...</text:span></text:p>
                  </text:list-item>
                </text:list>
              </text:list-item>
              <text:list-item>
                <text:p xml:id="id40" text:id="id40">Exemplo:</text:p>
                <text:list>
                  <text:list-item>
                    <text:p xml:id="id41" text:id="id41"><text:span text:style-name="T27">Uma </text:span><text:span text:style-name="T23">Identidade</text:span><text:span text:style-name="T27"> é representada por um tipo composto por </text:span><text:span text:style-name="T23">IFP(int)</text:span><text:span text:style-name="T27"> </text:span><text:span text:style-name="T28">OU</text:span><text:span text:style-name="T27"> </text:span><text:span text:style-name="T23">CPF(int)</text:span><text:span text:style-name="T27"> </text:span><text:span text:style-name="T28">OU </text:span><text:span text:style-name="T29">experiencia</text:span><text:span text:style-name="T30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42</meta:editing-cycles>
    <meta:editing-duration>P59DT57M43S</meta:editing-duration>
    <meta:initial-creator>chico </meta:initial-creator>
    <dc:date>2018-10-09T09:27:45.851660094</dc:date>
    <meta:document-statistic meta:object-count="9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